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3.212cm" fo:min-width="12.2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29cm" fo:min-width="9.152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6.862cm" fo:min-width="9.152cm"/>
    </style:style>
    <style:style style:name="gr4" style:family="graphic" style:parent-style-name="standard">
      <style:graphic-properties draw:fill-color="#66ff99" draw:textarea-horizontal-align="justify" draw:textarea-vertical-align="middle" draw:auto-grow-height="false" fo:min-height="1.02cm" fo:min-width="7.374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766cm" fo:min-width="4.834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512cm" fo:min-width="2.0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12cm" fo:min-width="2.802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0.512cm" fo:min-width="2.802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28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66ff99"/>
      <style:paragraph-properties fo:text-align="center"/>
    </style:style>
    <style:style style:name="P4" style:family="paragraph">
      <loext:graphic-properties draw:fill-color="#ffcc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286cm" svg:x="1.4cm" svg:y="0.762cm" presentation:class="title" presentation:user-transformed="true">
          <draw:text-box>
            <text:p>Add two numbers</text:p>
          </draw:text-box>
        </draw:frame>
        <draw:custom-shape draw:style-name="gr1" draw:text-style-name="P1" draw:layer="layout" svg:width="12.7cm" svg:height="13.462cm" svg:x="7.874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2cm" svg:height="2.54cm" svg:x="29.718cm" svg:y="9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7.112cm" svg:x="29.718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74cm" svg:height="1.27cm" svg:x="29.972cm" svg:y="0.254cm">
          <text:p text:style-name="P1">Add 2 number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34cm" svg:height="1.016cm" svg:x="29.972cm" svg:y="1.778cm">
          <text:p text:style-name="P1">Java scr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0.762cm" svg:x="29.972cm" svg:y="3.302cm">
          <text:p text:style-name="P1">Num1: 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302cm" svg:height="0.762cm" svg:x="32.766cm" svg:y="3.302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0.762cm" svg:x="29.972cm" svg:y="4.572cm">
          <text:p text:style-name="P1">Num2: 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302cm" svg:height="0.762cm" svg:x="32.766cm" svg:y="4.826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81cm" svg:height="1.27cm" svg:x="30.988cm" svg:y="6.35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0.762cm" svg:x="29.464cm" svg:y="8.128cm">
          <text:p text:style-name="P1">Total 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302cm" svg:height="0.762cm" svg:x="32.512cm" svg:y="8.382cm">
          <text:p text:style-name="P1">Ans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6:47:57.197340382</meta:creation-date>
    <dc:date>2017-04-22T17:02:14.036724670</dc:date>
    <meta:editing-duration>PT3M56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